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3" office:value-type="float" office:value="3.1" calcext:value-type="float">
            <text:p>3.1</text:p>
          </table:table-cell>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3" office:value-type="float" office:value="5.1" calcext:value-type="float">
            <text:p>5.1</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3" office:value-type="float" office:value="5.3" calcext:value-type="float">
            <text:p>5.3</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